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7903in" fo:margin-left="0.3125in" fo:margin-top="0in" fo:margin-bottom="0in" table:align="left" style:writing-mode="lr-tb"/>
    </style:style>
    <style:style style:name="Table1.A" style:family="table-column">
      <style:table-column-properties style:column-width="1.9299in"/>
    </style:style>
    <style:style style:name="Table1.B" style:family="table-column">
      <style:table-column-properties style:column-width="1.9306in"/>
    </style:style>
    <style:style style:name="Table1.1" style:family="table-row">
      <style:table-row-properties style:min-row-height="0.2597in" style:keep-together="true" fo:keep-together="auto"/>
    </style:style>
    <style:style style:name="Table1.A1" style:family="table-cell">
      <style:table-cell-properties fo:padding-left="0.075in" fo:padding-right="0.075in" fo:padding-top="0in" fo:padding-bottom="0in" fo:border="0.0069in solid #c0c0c0"/>
    </style:style>
    <style:style style:name="Table2" style:family="table">
      <style:table-properties style:width="5.7903in" fo:margin-left="0.3125in" fo:margin-top="0in" fo:margin-bottom="0in" table:align="left" style:writing-mode="lr-tb"/>
    </style:style>
    <style:style style:name="Table2.A" style:family="table-column">
      <style:table-column-properties style:column-width="1.9299in"/>
    </style:style>
    <style:style style:name="Table2.B" style:family="table-column">
      <style:table-column-properties style:column-width="1.9306in"/>
    </style:style>
    <style:style style:name="Table2.1" style:family="table-row">
      <style:table-row-properties style:min-row-height="0.2597in" style:keep-together="true" fo:keep-together="auto"/>
    </style:style>
    <style:style style:name="Table2.A1" style:family="table-cell">
      <style:table-cell-properties fo:padding-left="0.075in" fo:padding-right="0.075in" fo:padding-top="0in" fo:padding-bottom="0in" fo:border="0.0069in solid #c0c0c0"/>
    </style:style>
    <style:style style:name="P1" style:family="paragraph" style:parent-style-name="Standard">
      <style:text-properties style:font-size-complex="11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ab-stops>
          <style:tab-stop style:position="7.4374in" style:type="right"/>
        </style:tab-stops>
      </style:paragraph-properties>
    </style:style>
    <style:style style:name="P4" style:family="paragraph" style:parent-style-name="Standard">
      <style:paragraph-properties fo:text-align="justify" style:justify-single-word="false" fo:orphans="0" fo:widows="0"/>
      <style:text-properties style:font-name="Verdana" style:font-size-complex="9pt"/>
    </style:style>
    <style:style style:name="P5" style:family="paragraph" style:parent-style-name="Standard">
      <style:paragraph-properties fo:text-align="justify" style:justify-single-word="false"/>
      <style:text-properties style:font-name="Verdana" fo:font-weight="bold" style:font-weight-asian="bold" style:font-name-complex="Arial2" style:font-size-complex="9pt"/>
    </style:style>
    <style:style style:name="P6" style:family="paragraph" style:parent-style-name="Standard" style:master-page-name="Standard">
      <style:paragraph-properties fo:margin-top="0.028in" fo:margin-bottom="0.0835in" style:page-number="auto">
        <style:tab-stops>
          <style:tab-stop style:position="2.0126in"/>
          <style:tab-stop style:position="6.1374in"/>
        </style:tab-stops>
      </style:paragraph-properties>
    </style:style>
    <style:style style:name="P7" style:family="paragraph" style:parent-style-name="Standard" style:list-style-name="WWNum17">
      <style:paragraph-properties fo:margin-top="0in" fo:margin-bottom="0in" fo:line-height="0.1807in" fo:text-align="justify" style:justify-single-word="false"/>
    </style:style>
    <style:style style:name="P8" style:family="paragraph" style:parent-style-name="Standard" style:list-style-name="WWNum17">
      <style:paragraph-properties fo:margin-top="0in" fo:margin-bottom="0in" fo:line-height="0.1807in" fo:text-align="justify" style:justify-single-word="false">
        <style:tab-stops>
          <style:tab-stop style:position="0.5in"/>
          <style:tab-stop style:position="2.0126in"/>
          <style:tab-stop style:position="6.1374in"/>
          <style:tab-stop style:position="6.5626in"/>
        </style:tab-stops>
      </style:paragraph-properties>
    </style:style>
    <style:style style:name="P9" style:family="paragraph" style:parent-style-name="Standard">
      <style:paragraph-properties fo:margin-top="0in" fo:margin-bottom="0in" fo:line-height="0.1807in" fo:text-align="justify" style:justify-single-word="false"/>
      <style:text-properties style:font-name="Verdana" style:font-name-complex="Arial2" style:font-size-complex="9pt"/>
    </style:style>
    <style:style style:name="P10" style:family="paragraph" style:parent-style-name="Standard">
      <style:paragraph-properties fo:margin-top="0in" fo:margin-bottom="0in" fo:line-height="0.1807in" fo:text-align="justify" style:justify-single-word="false" style:punctuation-wrap="hanging">
        <style:tab-stops>
          <style:tab-stop style:position="0.25in"/>
        </style:tab-stops>
      </style:paragraph-properties>
      <style:text-properties style:font-name="Verdana" style:font-name-complex="Arial2" style:font-size-complex="9pt" style:font-weight-complex="bold"/>
    </style:style>
    <style:style style:name="P11" style:family="paragraph" style:parent-style-name="Standard">
      <style:paragraph-properties fo:margin-top="0in" fo:margin-bottom="0in" fo:line-height="0.1807in" fo:text-align="justify" style:justify-single-word="false"/>
      <style:text-properties fo:color="#000000" style:font-name="Verdana" style:font-name-complex="Arial2" style:font-size-complex="9pt"/>
    </style:style>
    <style:style style:name="P12" style:family="paragraph" style:parent-style-name="Standard" style:list-style-name="WWNum17">
      <style:paragraph-properties fo:margin-top="0in" fo:margin-bottom="0in" fo:line-height="0.1807in" fo:text-align="justify" style:justify-single-word="false" fo:background-color="#ffffff">
        <style:background-image/>
      </style:paragraph-properties>
    </style:style>
    <style:style style:name="P13" style:family="paragraph" style:parent-style-name="Standard" style:list-style-name="WWNum16">
      <style:paragraph-properties fo:margin-left="0.5in" fo:margin-right="0in" fo:margin-top="0in" fo:margin-bottom="0in" fo:line-height="0.1807in" fo:text-align="justify" style:justify-single-word="false" fo:orphans="0" fo:widows="0" fo:text-indent="0in" style:auto-text-indent="false"/>
    </style:style>
    <style:style style:name="P14" style:family="paragraph" style:parent-style-name="Standard" style:list-style-name="WWNum8">
      <style:paragraph-properties fo:margin-left="0.5in" fo:margin-right="0in" fo:margin-top="0in" fo:margin-bottom="0in" fo:line-height="0.1807in" fo:text-align="justify" style:justify-single-word="false" fo:orphans="0" fo:widows="0" fo:hyphenation-ladder-count="no-limit" fo:text-indent="0in" style:auto-text-indent="false" style:punctuation-wrap="hanging"/>
      <style:text-properties fo:hyphenate="false" fo:hyphenation-remain-char-count="2" fo:hyphenation-push-char-count="2"/>
    </style:style>
    <style:style style:name="P15" style:family="paragraph" style:parent-style-name="Standard" style:list-style-name="WWNum9">
      <style:paragraph-properties fo:margin-left="0.5in" fo:margin-right="0in" fo:margin-top="0in" fo:margin-bottom="0in" fo:line-height="0.1807in" fo:text-align="justify" style:justify-single-word="false" fo:text-indent="0in" style:auto-text-indent="false"/>
    </style:style>
    <style:style style:name="P16" style:family="paragraph" style:parent-style-name="Standard" style:list-style-name="WWNum9">
      <style:paragraph-properties fo:margin-left="0.5in" fo:margin-right="0in" fo:margin-top="0in" fo:margin-bottom="0in" fo:line-height="0.1807in" fo:text-align="justify" style:justify-single-word="false" fo:text-indent="0in" style:auto-text-indent="false" style:punctuation-wrap="hanging">
        <style:tab-stops>
          <style:tab-stop style:position="0.25in"/>
        </style:tab-stops>
      </style:paragraph-properties>
    </style:style>
    <style:style style:name="P17" style:family="paragraph" style:parent-style-name="Standard" style:list-style-name="WWNum7">
      <style:paragraph-properties fo:margin-left="0.5in" fo:margin-right="0in" fo:margin-top="0in" fo:margin-bottom="0in" fo:line-height="0.1807in" fo:text-align="justify" style:justify-single-word="false" fo:text-indent="0in" style:auto-text-indent="false" style:punctuation-wrap="hanging">
        <style:tab-stops>
          <style:tab-stop style:position="0.25in"/>
        </style:tab-stops>
      </style:paragraph-properties>
    </style:style>
    <style:style style:name="P18" style:family="paragraph" style:parent-style-name="Standard" style:list-style-name="WWNum7">
      <style:paragraph-properties fo:margin-left="0.5in" fo:margin-right="0in" fo:margin-top="0in" fo:margin-bottom="0in" fo:line-height="0.1807in" fo:text-align="justify" style:justify-single-word="false" fo:text-indent="0in" style:auto-text-indent="false"/>
    </style:style>
    <style:style style:name="P19" style:family="paragraph" style:parent-style-name="Standard" style:list-style-name="WWNum8">
      <style:paragraph-properties fo:margin-left="0.5in" fo:margin-right="0in" fo:margin-top="0in" fo:margin-bottom="0in" fo:line-height="0.1807in" fo:text-align="justify" style:justify-single-word="false" fo:text-indent="0in" style:auto-text-indent="false"/>
    </style:style>
    <style:style style:name="P20" style:family="paragraph" style:parent-style-name="Standard" style:list-style-name="WWNum8">
      <style:paragraph-properties fo:margin-left="0.5in" fo:margin-right="0in" fo:margin-top="0in" fo:margin-bottom="0in" fo:line-height="0.1807in" fo:text-align="justify" style:justify-single-word="false" fo:text-indent="0in" style:auto-text-indent="false" style:punctuation-wrap="hanging">
        <style:tab-stops>
          <style:tab-stop style:position="0.75in"/>
        </style:tab-stops>
      </style:paragraph-properties>
    </style:style>
    <style:style style:name="P21" style:family="paragraph" style:parent-style-name="Standard" style:list-style-name="WWNum15">
      <style:paragraph-properties fo:margin-left="0.5in" fo:margin-right="0in" fo:margin-top="0in" fo:margin-bottom="0in" fo:line-height="0.1807in" fo:text-align="justify" style:justify-single-word="false" fo:text-indent="0in" style:auto-text-indent="false">
        <style:tab-stops>
          <style:tab-stop style:position="0.5in"/>
        </style:tab-stops>
      </style:paragraph-properties>
    </style:style>
    <style:style style:name="P22" style:family="paragraph" style:parent-style-name="Standard">
      <style:paragraph-properties fo:margin-left="0.5in" fo:margin-right="0in" fo:text-align="justify" style:justify-single-word="false" fo:orphans="0" fo:widows="0" fo:text-indent="0in" style:auto-text-indent="false"/>
      <style:text-properties style:font-name="Verdana" style:font-name-complex="Arial2" style:font-size-complex="9pt"/>
    </style:style>
    <style:style style:name="P23" style:family="paragraph" style:parent-style-name="Standard">
      <style:paragraph-properties fo:margin-left="0.05in" fo:margin-right="0in" fo:text-align="justify" style:justify-single-word="false" fo:orphans="0" fo:widows="0" fo:text-indent="0.0126in" style:auto-text-indent="false"/>
    </style:style>
    <style:style style:name="P24" style:family="paragraph" style:parent-style-name="Standard">
      <style:paragraph-properties fo:margin-left="0.5in" fo:margin-right="0in" fo:text-align="justify" style:justify-single-word="false" fo:orphans="0" fo:widows="0" fo:text-indent="-0.25in" style:auto-text-indent="false"/>
      <style:text-properties fo:color="#000000" style:font-name="Verdana" style:font-name-complex="Arial2" style:font-size-complex="9pt"/>
    </style:style>
    <style:style style:name="P25" style:family="paragraph" style:parent-style-name="Standard">
      <style:paragraph-properties fo:margin-left="0.5in" fo:margin-right="0in" fo:text-align="justify" style:justify-single-word="false" fo:text-indent="-0.25in" style:auto-text-indent="false"/>
      <style:text-properties style:font-name="Verdana" style:font-name-complex="Arial2" style:font-size-complex="9pt"/>
    </style:style>
    <style:style style:name="P26" style:family="paragraph" style:parent-style-name="Standard">
      <style:paragraph-properties fo:margin-left="0.5in" fo:margin-right="0in" fo:text-align="justify" style:justify-single-word="false" fo:text-indent="-0.25in" style:auto-text-indent="false" style:punctuation-wrap="hanging">
        <style:tab-stops>
          <style:tab-stop style:position="0.25in"/>
        </style:tab-stops>
      </style:paragraph-properties>
      <style:text-properties style:font-name="Verdana" style:font-name-complex="Arial2" style:font-size-complex="9pt"/>
    </style:style>
    <style:style style:name="P27" style:family="paragraph" style:parent-style-name="Standard">
      <style:paragraph-properties fo:margin-left="0.5in" fo:margin-right="0in" fo:text-align="justify" style:justify-single-word="false" fo:text-indent="-0.25in" style:auto-text-indent="false" style:punctuation-wrap="hanging">
        <style:tab-stops>
          <style:tab-stop style:position="0.75in"/>
        </style:tab-stops>
      </style:paragraph-properties>
      <style:text-properties style:font-name="Verdana" style:font-name-complex="Arial2" style:font-size-complex="9pt"/>
    </style:style>
    <style:style style:name="P28" style:family="paragraph" style:parent-style-name="Standard">
      <style:paragraph-properties fo:margin-left="0.5in" fo:margin-right="0in" fo:text-align="justify" style:justify-single-word="false" fo:text-indent="-0.25in" style:auto-text-indent="false"/>
      <style:text-properties style:font-name="Verdana" style:font-name-complex="Arial2" style:font-size-complex="9pt" style:font-weight-complex="bold"/>
    </style:style>
    <style:style style:name="P29" style:family="paragraph" style:parent-style-name="Standard">
      <style:paragraph-properties fo:margin-left="0.5in" fo:margin-right="0in" fo:text-align="justify" style:justify-single-word="false" fo:text-indent="-0.25in" style:auto-text-indent="false"/>
      <style:text-properties style:font-name="Verdana" fo:font-weight="bold" style:font-weight-asian="bold" style:font-name-complex="Arial2" style:font-size-complex="9pt"/>
    </style:style>
    <style:style style:name="P30" style:family="paragraph" style:parent-style-name="Standard">
      <style:paragraph-properties fo:margin-left="0.5in" fo:margin-right="0in" fo:text-align="justify" style:justify-single-word="false" fo:text-indent="-0.25in" style:auto-text-indent="false"/>
      <style:text-properties style:font-name="Verdana" fo:font-weight="bold" style:font-weight-asian="bold" style:font-name-complex="Arial2" style:font-size-complex="9pt" style:font-weight-complex="bold"/>
    </style:style>
    <style:style style:name="P31" style:family="paragraph" style:parent-style-name="Standard">
      <style:paragraph-properties fo:margin-left="0.5in" fo:margin-right="0in" fo:text-align="justify" style:justify-single-word="false" fo:text-indent="-0.25in" style:auto-text-indent="false">
        <style:tab-stops>
          <style:tab-stop style:position="7.4374in" style:type="right"/>
        </style:tab-stops>
      </style:paragraph-properties>
      <style:text-properties style:font-name="Times New Roman" style:text-underline-style="solid" style:text-underline-width="auto" style:text-underline-color="font-color" fo:font-weight="bold" style:font-weight-asian="bold" style:font-size-complex="12pt" style:font-weight-complex="bold"/>
    </style:style>
    <style:style style:name="P32" style:family="paragraph" style:parent-style-name="Standard">
      <style:paragraph-properties fo:margin-left="0.5in" fo:margin-right="0in" fo:text-align="justify" style:justify-single-word="false" fo:text-indent="-0.25in" style:auto-text-indent="false"/>
      <style:text-properties style:font-name="Times New Roman" fo:font-weight="bold" style:font-weight-asian="bold" style:font-size-complex="12pt"/>
    </style:style>
    <style:style style:name="P33" style:family="paragraph" style:parent-style-name="Standard">
      <style:paragraph-properties fo:margin-left="0.5in" fo:margin-right="0in" fo:text-align="justify" style:justify-single-word="false" fo:text-indent="-0.25in" style:auto-text-indent="false"/>
    </style:style>
    <style:style style:name="P34" style:family="paragraph" style:parent-style-name="Standard">
      <style:paragraph-properties fo:margin-left="0.5in" fo:margin-right="0in" fo:text-align="justify" style:justify-single-word="false" fo:text-indent="-0.25in" style:auto-text-indent="false">
        <style:tab-stops>
          <style:tab-stop style:position="7.4374in" style:type="right"/>
        </style:tab-stops>
      </style:paragraph-properties>
    </style:style>
    <style:style style:name="P35" style:family="paragraph" style:parent-style-name="Standard">
      <style:paragraph-properties fo:margin-left="0.5in" fo:margin-right="0in" fo:text-align="justify" style:justify-single-word="false" fo:text-indent="-0.25in" style:auto-text-indent="false">
        <style:tab-stops>
          <style:tab-stop style:position="1.5728in"/>
        </style:tab-stops>
      </style:paragraph-properties>
    </style:style>
    <style:style style:name="P36" style:family="paragraph" style:parent-style-name="Standard">
      <style:paragraph-properties fo:margin-left="0.5in" fo:margin-right="0in" fo:text-align="justify" style:justify-single-word="false" fo:text-indent="-0.25in" style:auto-text-indent="false"/>
      <style:text-properties fo:color="#333333" style:font-name="Verdana" fo:font-weight="bold" style:font-weight-asian="bold" style:font-name-complex="Arial2" style:font-size-complex="9pt"/>
    </style:style>
    <style:style style:name="P37" style:family="paragraph" style:parent-style-name="Standard">
      <style:paragraph-properties fo:margin-left="0.5in" fo:margin-right="0in" fo:text-align="justify" style:justify-single-word="false" fo:text-indent="-0.25in" style:auto-text-indent="false"/>
      <style:text-properties fo:color="#333333" style:font-name="Verdana" style:font-name-complex="Arial2" style:font-size-complex="9pt"/>
    </style:style>
    <style:style style:name="P38" style:family="paragraph" style:parent-style-name="Standard">
      <style:paragraph-properties fo:margin-left="0.5in" fo:margin-right="0in" fo:text-indent="-0.25in" style:auto-text-indent="false" fo:keep-with-next="always">
        <style:tab-stops>
          <style:tab-stop style:position="0.5in"/>
        </style:tab-stops>
      </style:paragraph-properties>
      <style:text-properties style:font-name="Verdana" fo:font-weight="bold" style:font-weight-asian="bold" style:font-size-complex="9pt"/>
    </style:style>
    <style:style style:name="P39" style:family="paragraph" style:parent-style-name="Standard">
      <style:paragraph-properties fo:margin-left="0.25in" fo:margin-right="0in" fo:text-align="justify" style:justify-single-word="false" fo:text-indent="0in" style:auto-text-indent="false"/>
      <style:text-properties style:font-name="Verdana" fo:font-size="10pt" fo:font-weight="bold" style:font-size-asian="10pt" style:font-weight-asian="bold" style:font-name-complex="Arial2"/>
    </style:style>
    <style:style style:name="P40" style:family="paragraph" style:parent-style-name="Standard">
      <style:paragraph-properties fo:margin-left="0.25in" fo:margin-right="0in" fo:text-align="justify" style:justify-single-word="false" fo:text-indent="0in" style:auto-text-indent="false" style:punctuation-wrap="hanging">
        <style:tab-stops>
          <style:tab-stop style:position="0.25in"/>
          <style:tab-stop style:position="7.4374in" style:type="right"/>
        </style:tab-stops>
      </style:paragraph-properties>
      <style:text-properties style:font-name="Verdana" style:font-name-complex="Arial2" style:font-size-complex="9pt" style:font-weight-complex="bold"/>
    </style:style>
    <style:style style:name="P41" style:family="paragraph" style:parent-style-name="Standard">
      <style:paragraph-properties fo:margin-left="0.25in" fo:margin-right="0in" fo:text-align="justify" style:justify-single-word="false" fo:text-indent="0in" style:auto-text-indent="false"/>
      <style:text-properties style:font-name="Verdana" style:font-name-complex="Arial2" style:font-size-complex="9pt"/>
    </style:style>
    <style:style style:name="P42" style:family="paragraph" style:parent-style-name="Standard">
      <style:paragraph-properties fo:margin-left="0.25in" fo:margin-right="0in" fo:text-align="justify" style:justify-single-word="false" fo:orphans="0" fo:widows="0" fo:text-indent="0in" style:auto-text-indent="false"/>
      <style:text-properties style:font-name="Verdana" fo:font-weight="bold" style:font-weight-asian="bold" style:font-name-complex="Arial2" style:font-size-complex="9pt"/>
    </style:style>
    <style:style style:name="P43" style:family="paragraph" style:parent-style-name="Standard">
      <style:paragraph-properties fo:margin-left="0.25in" fo:margin-right="0in" fo:text-align="justify" style:justify-single-word="false" fo:text-indent="0in" style:auto-text-indent="false"/>
    </style:style>
    <style:style style:name="P44" style:family="paragraph" style:parent-style-name="Standard">
      <style:paragraph-properties fo:margin-left="0.25in" fo:margin-right="0in" fo:text-align="justify" style:justify-single-word="false" fo:orphans="0" fo:widows="0" fo:text-indent="0in" style:auto-text-indent="false"/>
    </style:style>
    <style:style style:name="P45" style:family="paragraph" style:parent-style-name="Standard">
      <style:paragraph-properties fo:margin-left="0.25in" fo:margin-right="0in" fo:text-align="justify" style:justify-single-word="false" fo:orphans="0" fo:widows="0" fo:text-indent="0in" style:auto-text-indent="false"/>
      <style:text-properties style:font-name="Times New Roman" fo:font-weight="bold" style:font-weight-asian="bold" style:font-size-complex="12pt"/>
    </style:style>
    <style:style style:name="P46" style:family="paragraph" style:parent-style-name="Standard" style:list-style-name="WWNum9">
      <style:paragraph-properties fo:margin-left="0.4472in" fo:margin-right="0in" fo:margin-top="0in" fo:margin-bottom="0.052in" fo:text-align="justify" style:justify-single-word="false" fo:text-indent="0in" style:auto-text-indent="false"/>
    </style:style>
    <style:style style:name="P47" style:family="paragraph" style:parent-style-name="Standard">
      <style:paragraph-properties fo:padding-left="0in" fo:padding-right="0in" fo:padding-top="0.0138in" fo:padding-bottom="0in" fo:border-left="none" fo:border-right="none" fo:border-top="0.0071in solid #00000a" fo:border-bottom="none"/>
    </style:style>
    <style:style style:name="P48" style:family="paragraph" style:parent-style-name="Heading_20_1">
      <style:paragraph-properties fo:margin-left="0.3in" fo:margin-right="0in" fo:text-indent="0in" style:auto-text-indent="false"/>
    </style:style>
    <style:style style:name="P49" style:family="paragraph" style:parent-style-name="Heading_20_1">
      <style:paragraph-properties fo:margin-left="0.75in" fo:margin-right="0in" fo:text-align="justify" style:justify-single-word="false" fo:text-indent="-0.5in" style:auto-text-indent="false"/>
    </style:style>
    <style:style style:name="P50" style:family="paragraph" style:parent-style-name="Footer">
      <style:paragraph-properties fo:text-align="center" style:justify-single-word="false"/>
    </style:style>
    <style:style style:name="P51" style:family="paragraph" style:parent-style-name="p16" style:list-style-name="WWNum9">
      <style:paragraph-properties fo:margin-left="0.5in" fo:margin-right="0in" fo:line-height="0.1807in" fo:text-align="justify" style:justify-single-word="false" fo:text-indent="0in" style:auto-text-indent="false"/>
    </style:style>
    <style:style style:name="P52" style:family="paragraph" style:parent-style-name="List_20_Paragraph">
      <style:paragraph-properties fo:margin-left="0.25in" fo:margin-right="0in" fo:margin-top="0.1665in" fo:margin-bottom="0.028in" fo:text-indent="0in" style:auto-text-indent="false" fo:keep-with-next="always"/>
    </style:style>
    <style:style style:name="P53" style:family="paragraph" style:parent-style-name="List_20_Paragraph">
      <style:paragraph-properties fo:margin-left="0.25in" fo:margin-right="0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Verdana" style:font-size-complex="9pt"/>
    </style:style>
    <style:style style:name="P54" style:family="paragraph" style:parent-style-name="List_20_Paragraph" style:list-style-name="WWNum9">
      <style:paragraph-properties fo:margin-left="0.5in" fo:margin-right="0in" fo:margin-top="0in" fo:margin-bottom="0in" fo:line-height="0.1807in" fo:text-align="justify" style:justify-single-word="false" fo:text-indent="0in" style:auto-text-indent="false">
        <style:tab-stops>
          <style:tab-stop style:position="7.4374in" style:type="right"/>
        </style:tab-stops>
      </style:paragraph-properties>
    </style:style>
    <style:style style:name="P55" style:family="paragraph" style:parent-style-name="List_20_Paragraph" style:list-style-name="WWNum7">
      <style:paragraph-properties fo:margin-left="0.5in" fo:margin-right="0in" fo:margin-top="0in" fo:margin-bottom="0in" fo:line-height="0.1807in" fo:text-align="justify" style:justify-single-word="false" fo:text-indent="0in" style:auto-text-indent="false">
        <style:tab-stops>
          <style:tab-stop style:position="7.4374in" style:type="right"/>
        </style:tab-stops>
      </style:paragraph-properties>
    </style:style>
    <style:style style:name="P56" style:family="paragraph" style:parent-style-name="List_20_Paragraph" style:list-style-name="WWNum8">
      <style:paragraph-properties fo:margin-left="0.5in" fo:margin-right="0in" fo:margin-top="0in" fo:margin-bottom="0in" fo:line-height="0.1807in" fo:text-align="justify" style:justify-single-word="false" fo:text-indent="0in" style:auto-text-indent="false">
        <style:tab-stops>
          <style:tab-stop style:position="7.4374in" style:type="right"/>
        </style:tab-stops>
      </style:paragraph-properties>
    </style:style>
    <style:style style:name="P57" style:family="paragraph" style:parent-style-name="List_20_Paragraph">
      <style:paragraph-properties fo:margin-left="0.5in" fo:margin-right="0in" fo:text-align="justify" style:justify-single-word="false" fo:hyphenation-ladder-count="no-limit" fo:text-indent="-0.25in" style:auto-text-indent="false">
        <style:tab-stops>
          <style:tab-stop style:position="-0.25in"/>
          <style:tab-stop style:position="-0.0626in"/>
          <style:tab-stop style:position="0.4374in"/>
          <style:tab-stop style:position="0.9374in"/>
          <style:tab-stop style:position="1.4374in"/>
          <style:tab-stop style:position="1.9374in"/>
          <style:tab-stop style:position="2.4374in"/>
          <style:tab-stop style:position="2.9374in"/>
          <style:tab-stop style:position="3.4374in"/>
          <style:tab-stop style:position="3.9374in"/>
          <style:tab-stop style:position="4.4374in"/>
          <style:tab-stop style:position="4.9374in"/>
          <style:tab-stop style:position="5.4374in"/>
          <style:tab-stop style:position="6in"/>
          <style:tab-stop style:position="6.4374in"/>
          <style:tab-stop style:position="6.9374in"/>
          <style:tab-stop style:position="7.5626in"/>
          <style:tab-stop style:position="7.9374in"/>
        </style:tab-stops>
      </style:paragraph-properties>
      <style:text-properties style:font-name="Verdana" fo:font-weight="bold" style:font-weight-asian="bold" style:font-name-complex="Arial2" style:font-size-complex="9pt" fo:hyphenate="false" fo:hyphenation-remain-char-count="2" fo:hyphenation-push-char-count="2"/>
    </style:style>
    <style:style style:name="P58" style:family="paragraph" style:parent-style-name="Bullet_20_1" style:list-style-name="">
      <style:paragraph-properties fo:margin-left="0.0626in" fo:margin-right="0in" fo:margin-top="0in" fo:margin-bottom="0in" fo:line-height="0.1807in" fo:text-indent="0in" style:auto-text-indent="false"/>
    </style:style>
    <style:style style:name="T1" style:family="text">
      <style:text-properties fo:color="#000080" fo:font-size="10pt" fo:font-weight="bold" style:font-size-asian="10pt" style:font-weight-asian="bold" style:font-name-complex="Arial2"/>
    </style:style>
    <style:style style:name="T2" style:family="text">
      <style:text-properties fo:font-size="10pt" style:font-size-asian="10pt" style:font-name-complex="Arial2"/>
    </style:style>
    <style:style style:name="T3" style:family="text">
      <style:text-properties fo:font-size="10pt" style:font-size-asian="10pt" style:font-name-complex="Arial2" style:font-weight-complex="bold"/>
    </style:style>
    <style:style style:name="T4" style:family="text">
      <style:text-properties style:text-underline-style="solid" style:text-underline-width="auto" style:text-underline-color="font-color" fo:font-weight="bold" style:letter-kerning="true" style:font-weight-asian="bold" style:font-size-complex="12pt" style:font-weight-complex="bold"/>
    </style:style>
    <style:style style:name="T5" style:family="text">
      <style:text-properties style:font-name="Verdana"/>
    </style:style>
    <style:style style:name="T6" style:family="text">
      <style:text-properties style:font-name="Verdana" style:font-name-complex="Arial2" style:font-size-complex="9pt"/>
    </style:style>
    <style:style style:name="T7" style:family="text">
      <style:text-properties style:font-name="Verdana" style:font-name-complex="Arial2" style:font-size-complex="9pt" style:font-weight-complex="bold"/>
    </style:style>
    <style:style style:name="T8" style:family="text">
      <style:text-properties style:font-name="Verdana" fo:font-weight="bold" style:font-weight-asian="bold" style:font-name-complex="Arial2" style:font-size-complex="9pt"/>
    </style:style>
    <style:style style:name="T9" style:family="text">
      <style:text-properties style:font-name="Verdana" fo:font-weight="bold" style:font-weight-asian="bold" style:font-name-complex="Arial2" style:font-size-complex="9pt" style:font-weight-complex="bold"/>
    </style:style>
    <style:style style:name="T10" style:family="text">
      <style:text-properties style:font-name="Verdana" fo:language="en" fo:country="IN" style:font-name-complex="Arial2" style:font-size-complex="9pt" style:font-weight-complex="bold"/>
    </style:style>
    <style:style style:name="T11" style:family="text">
      <style:text-properties style:font-name="Verdana" fo:font-size="9pt" style:font-size-asian="9pt" style:font-name-complex="Arial2" style:font-size-complex="9pt"/>
    </style:style>
    <style:style style:name="T12" style:family="text">
      <style:text-properties style:font-name="Verdana" fo:font-size="10pt" fo:font-weight="bold" style:font-size-asian="10pt" style:font-weight-asian="bold" style:font-name-complex="Arial2"/>
    </style:style>
    <style:style style:name="T13" style:family="text">
      <style:text-properties style:font-name="Verdana" fo:font-size="10pt" fo:font-weight="bold" style:font-size-asian="10pt" style:font-weight-asian="bold" style:font-name-complex="Arial2" style:font-weight-complex="bold"/>
    </style:style>
    <style:style style:name="T14" style:family="text">
      <style:text-properties style:font-name="Verdana" style:font-size-complex="9pt" style:font-weight-complex="bold"/>
    </style:style>
    <style:style style:name="T15" style:family="text">
      <style:text-properties fo:color="#000000" style:font-name="Verdana"/>
    </style:style>
    <style:style style:name="T16" style:family="text">
      <style:text-properties fo:color="#000000" style:font-name="Verdana" style:font-name-complex="Arial2" style:font-size-complex="9pt"/>
    </style:style>
    <style:style style:name="T17" style:family="text">
      <style:text-properties fo:color="#000000" style:font-name="Verdana" fo:language="en" fo:country="IN" style:language-asian="en" style:country-asian="IN" style:font-name-complex="Arial2" style:font-size-complex="9pt"/>
    </style:style>
    <style:style style:name="T18" style:family="text">
      <style:text-properties fo:color="#000000" style:font-name="Verdana" fo:font-weight="bold" style:font-weight-asian="bold" style:font-name-complex="Arial2" style:font-size-complex="9pt"/>
    </style:style>
    <style:style style:name="T19" style:family="text">
      <style:text-properties fo:color="#000000" style:font-name="Verdana" fo:font-size="9pt" fo:language="en" fo:country="IN" style:font-size-asian="9pt" style:language-asian="en" style:country-asian="IN" style:font-name-complex="Arial2" style:font-size-complex="9pt"/>
    </style:style>
    <style:style style:name="T20" style:family="text">
      <style:text-properties fo:color="#000000" style:font-name="Verdana" style:font-size-complex="9pt"/>
    </style:style>
    <style:style style:name="T21" style:family="text">
      <style:text-properties fo:color="#333333" style:font-name="Verdana" fo:font-weight="bold" style:font-weight-asian="bold" style:font-name-complex="Arial2" style:font-size-complex="9pt"/>
    </style:style>
    <style:style style:name="T22" style:family="text">
      <style:text-properties style:font-name="Times New Roman" style:text-underline-style="solid" style:text-underline-width="auto" style:text-underline-color="font-color" fo:font-weight="bold" style:font-weight-asian="bold"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span text:style-name="T1">A.Ambedkar</text:span></text:h>
      <text:p text:style-name="Standard"><text:span text:style-name="T3">Email:</text:span><text:span text:style-name="T2">ambedkar.ars@gmail.com</text:span></text:p>
      <text:p text:style-name="Standard"><text:span text:style-name="T3">Phone: +91 9551365577</text:span></text:p>
      <text:p text:style-name="P1"/>
      <text:h text:style-name="P52" text:outline-level="1"><text:span text:style-name="T4">Professional Profile</text:span></text:h>
      <text:p text:style-name="P53"/>
      <text:list xml:id="list1926311520366602752" text:style-name="WWNum17">
        <text:list-item>
          <text:p text:style-name="P7"><text:span text:style-name="T7">7+ years </text:span><text:span text:style-name="T6">of work experience in the field of Information Technology and consulting with a special focus on DW &amp; BI technology.</text:span></text:p>
        </text:list-item>
        <text:list-item>
          <text:p text:style-name="P7"><text:span text:style-name="T6">Proactive with very good communication skills and possess the ability to persist, learn quickly and work hard in a challenging environment.</text:span></text:p>
        </text:list-item>
        <text:list-item>
          <text:p text:style-name="P7"><text:span text:style-name="T7">Proactively Lead the team deliverables through project plan reviews, recommended alternative solutions and adjustments</text:span></text:p>
        </text:list-item>
        <text:list-item>
          <text:p text:style-name="P7"><text:span text:style-name="T7">Successfully handled Multiple SAP B0/BI implementation and maintenance Including Blueprint, Requirement gathering, Project planning, Technical Design, Implementation, Testing, Transporting, Production support, End-user trainings within given timelines </text:span></text:p>
        </text:list-item>
        <text:list-item>
          <text:p text:style-name="P12"><text:span text:style-name="T7">Extensive experience in Database activities like data modelling, database design, performance monitoring.</text:span></text:p>
        </text:list-item>
        <text:list-item>
          <text:p text:style-name="P7"><text:span text:style-name="T7">Interacted with various upstream and downstream customers in interfacing various systems for data extractions, ETL, Analytics and Reporting needs</text:span><text:span text:style-name="T17">.</text:span></text:p>
        </text:list-item>
        <text:list-item>
          <text:p text:style-name="P7"><text:span text:style-name="T7">Excellent experience with DW Concepts such as Star schema, Snowflake Schema, Fact and dimensional tables. Experience includes designing, implementing and integrating various Data warehouse and Data Marts using </text:span><text:span text:style-name="T9">Oracle10g, MS-SQL Server 2005/2008, and SAP HANA.</text:span></text:p>
        </text:list-item>
        <text:list-item>
          <text:p text:style-name="P7"><text:span text:style-name="T7">Expertise in Business Objects Xi 4.0,XI3.1/XIR2with experience in </text:span><text:span text:style-name="T9">Designer, Desk I, WebI, IDT, UDT, LCM,UMT ,Scheduling and Publications, Crystal Reports.</text:span></text:p>
        </text:list-item>
        <text:list-item>
          <text:p text:style-name="P7"><text:span text:style-name="T7">Strong experience in Monitor ETL applications for performance and improvement opportunities</text:span></text:p>
        </text:list-item>
        <text:list-item>
          <text:p text:style-name="P8"><text:span text:style-name="T7">Expertise in building, extraction, transformation and loading (ETL) using </text:span><text:span text:style-name="T9">SSIS,Talend,BODS</text:span></text:p>
        </text:list-item>
        <text:list-item>
          <text:p text:style-name="P8"><text:span text:style-name="T16">Hands on experience in </text:span><text:span text:style-name="T18">SAP HANA</text:span><text:span text:style-name="T16"> modelling. Created multiple schemas and table definitions,</text:span><text:span text:style-name="T7"> experience in creating Attribute views, analytical view and calculated views.</text:span></text:p>
        </text:list-item>
        <text:list-item>
          <text:p text:style-name="P8"><text:span text:style-name="T7">Having good experience in </text:span><text:span text:style-name="T9">Dash board designer ,QAAWS</text:span></text:p>
        </text:list-item>
        <text:list-item>
          <text:p text:style-name="P8"><text:span text:style-name="T7">Having very good business knowledge in various domains like Media &amp;Entertainment, Pharma, Banking, Sales and Marketing, Finance, Insurance</text:span></text:p>
        </text:list-item>
        <text:list-item>
          <text:p text:style-name="P7"><text:span text:style-name="T10">Expertise in</text:span><text:span text:style-name="T7"> understanding the business requirement &amp; fine tuning of the SQL queries.</text:span></text:p>
        </text:list-item>
        <text:list-item>
          <text:p text:style-name="P7"><text:span text:style-name="T6">Dynamic analytical and programming skills</text:span></text:p>
        </text:list-item>
        <text:list-item>
          <text:p text:style-name="P7"><text:span text:style-name="T6">Very positive attitude and hard worker</text:span></text:p>
        </text:list-item>
        <text:list-item>
          <text:p text:style-name="P7"><text:span text:style-name="T6">Highly motivated to work as a team</text:span></text:p>
        </text:list-item>
        <text:list-item>
          <text:p text:style-name="P7"><text:span text:style-name="T6">Open to new technologies and Quick learner</text:span></text:p>
        </text:list-item>
      </text:list>
      <text:p text:style-name="P9"/>
      <text:list xml:id="list3693449461291119876" text:style-name="Outline">
        <text:list-item>
          <text:h text:style-name="P48" text:outline-level="1"/>
        </text:list-item>
      </text:list>
      <text:p text:style-name="Standard"/>
      <text:list xml:id="list37551701" text:continue-numbering="true" text:style-name="Outline">
        <text:list-item>
          <text:h text:style-name="P48" text:outline-level="1">Technical Skills</text:h>
        </text:list-item>
      </text:list>
      <text:p text:style-name="Standard"/>
      <text:list xml:id="list8134569647642347889" text:style-name="WWNum16">
        <text:list-item>
          <text:p text:style-name="P13"><text:span text:style-name="T16">Business Intelligence Tools<text:tab/></text:span></text:p>
        </text:list-item>
      </text:list>
      <text:p text:style-name="P22"/>
      <table:table table:name="Table1" table:style-name="Table1">
        <table:table-column table:style-name="Table1.A"/>
        <table:table-column table:style-name="Table1.B"/>
        <table:table-column table:style-name="Table1.A"/>
        <table:table-row table:style-name="Table1.1">
          <table:table-cell table:style-name="Table1.A1" office:value-type="string">
            <text:p text:style-name="P23"><text:span text:style-name="T17">SAP Business Objects XI 4.1/3.1/XI R2</text:span></text:p>
          </table:table-cell>
          <table:table-cell table:style-name="Table1.A1" office:value-type="string">
            <text:p text:style-name="P23"><text:span text:style-name="T17">Crystal Reports 2008</text:span></text:p>
          </table:table-cell>
          <table:table-cell table:style-name="Table1.A1" office:value-type="string">
            <text:p text:style-name="P23"><text:span text:style-name="T17">SSIS</text:span></text:p>
          </table:table-cell>
        </table:table-row>
        <table:table-row table:style-name="Table1.1">
          <table:table-cell table:style-name="Table1.A1" office:value-type="string">
            <text:p text:style-name="P23"><text:span text:style-name="T17">BODS</text:span></text:p>
          </table:table-cell>
          <table:table-cell table:style-name="Table1.A1" office:value-type="string">
            <text:p text:style-name="P23"><text:span text:style-name="T17">Xcelsius 2008,Dash board designer </text:span></text:p>
          </table:table-cell>
          <table:table-cell table:style-name="Table1.A1" office:value-type="string">
            <text:p text:style-name="P23"><text:span text:style-name="T16">SAP HANA</text:span></text:p>
          </table:table-cell>
        </table:table-row>
        <table:table-row table:style-name="Table1.1">
          <table:table-cell table:style-name="Table1.A1" office:value-type="string">
            <text:p text:style-name="P23"><text:span text:style-name="T16">SAP BW 7.3,ECC 6.0</text:span></text:p>
          </table:table-cell>
          <table:table-cell table:style-name="Table1.A1" office:value-type="string">
            <text:p text:style-name="P23"><text:span text:style-name="T16">Talend</text:span></text:p>
          </table:table-cell>
          <table:table-cell table:style-name="Table1.A1" office:value-type="string">
            <text:p text:style-name="P24"/>
          </table:table-cell>
        </table:table-row>
      </table:table>
      <text:p text:style-name="P22"><text:soft-page-break/></text:p>
      <text:p text:style-name="P25"/>
      <text:list xml:id="list37525829" text:continue-numbering="true" text:style-name="WWNum16">
        <text:list-item>
          <text:p text:style-name="P13"><text:span text:style-name="T16">RDBMS</text:span></text:p>
        </text:list-item>
      </text:list>
      <text:p text:style-name="P22"/>
      <table:table table:name="Table2" table:style-name="Table2">
        <table:table-column table:style-name="Table2.A"/>
        <table:table-column table:style-name="Table2.B"/>
        <table:table-column table:style-name="Table2.A"/>
        <table:table-row table:style-name="Table2.1">
          <table:table-cell table:style-name="Table2.A1" office:value-type="string">
            <text:p text:style-name="P23"><text:span text:style-name="T17">Oracle 10g,12 c</text:span></text:p>
          </table:table-cell>
          <table:table-cell table:style-name="Table2.A1" office:value-type="string">
            <text:p text:style-name="P58"><text:span text:style-name="T19">SQLServer 2008,2012</text:span></text:p>
          </table:table-cell>
          <table:table-cell table:style-name="Table2.A1" office:value-type="string">
            <text:p text:style-name="P23"><text:span text:style-name="T6">MS access</text:span></text:p>
          </table:table-cell>
        </table:table-row>
      </table:table>
      <text:p text:style-name="P38"/>
      <text:list xml:id="list37537976" text:continue-list="list37551701" text:style-name="Outline">
        <text:list-item>
          <text:h text:style-name="P49" text:outline-level="1">Project Details</text:h>
        </text:list-item>
      </text:list>
      <text:p text:style-name="P39"/>
      <text:p text:style-name="P43"><text:span text:style-name="T12">Company: DMI Innovations Pvt. Ltd, Chennai, India</text:span></text:p>
      <text:p text:style-name="P43"><text:span text:style-name="T12">Client: Henderson brothers, USA <text:s/></text:span></text:p>
      <text:p text:style-name="P43"><text:span text:style-name="T12">Project: CART</text:span></text:p>
      <text:p text:style-name="P43"><text:span text:style-name="T12">Duration: Nov 2014 <text:s/>to Till date </text:span></text:p>
      <text:p text:style-name="P43"><text:span text:style-name="T12">Role: Technical lead </text:span></text:p>
      <text:p text:style-name="P43"><text:span text:style-name="T12">Technologies: Sap Business Objects <text:s/>4.1, SQL server 2008, SSIS</text:span></text:p>
      <text:p text:style-name="P31"/>
      <text:p text:style-name="P33"><text:span text:style-name="T8">Description:</text:span></text:p>
      <text:p text:style-name="P43"><text:span text:style-name="T6">Henderson Brothers, one of the leading independent insurance agencies in the tristate area, was established in Pittsburgh in 1893, The</text:span><text:span text:style-name="T5"> </text:span><text:a xlink:type="simple" xlink:href="http://www.hendersonbrothers.com/24-7-claims-service" text:style-name="Internet_20_link" text:visited-style-name="Visited_20_Internet_20_Link"><text:span text:style-name="T5">Claims Department</text:span></text:a><text:span text:style-name="T5"> </text:span><text:span text:style-name="T6">at Henderson Brothers works with existing and prospective clients to develop a service plan that assists in managing both</text:span><text:span text:style-name="T5"> </text:span><text:a xlink:type="simple" xlink:href="http://www.hendersonbrothers.com/your-personal-claims" text:style-name="Internet_20_link" text:visited-style-name="Visited_20_Internet_20_Link"><text:span text:style-name="T5">personal</text:span></text:a><text:span text:style-name="T5"> </text:span><text:span text:style-name="T6">and</text:span><text:span text:style-name="T5"> </text:span><text:a xlink:type="simple" xlink:href="http://www.hendersonbrothers.com/commercial-claims" text:style-name="Internet_20_link" text:visited-style-name="Visited_20_Internet_20_Link"><text:span text:style-name="T5">commercial</text:span></text:a><text:span text:style-name="T5"> </text:span><text:span text:style-name="T6">claims to the best outcome</text:span></text:p>
      <text:p text:style-name="P43"><text:span text:style-name="T6"><text:s/>The goal of the CART is develop unique Data marts <text:s/>on top of various data sources like Web CART ,Web UI ,Generic carrier files and TAM DB using ETL(SSIS) <text:s/>and <text:s text:c="2"/>is to create a stable and robust Reporting Environment fulfilling the needs of all Business users in the business organization using SAP BO 4.1</text:span></text:p>
      <text:p text:style-name="P25"/>
      <text:p text:style-name="P5"/>
      <text:p text:style-name="P33"><text:span text:style-name="T8">Responsibilities: </text:span></text:p>
      <text:list xml:id="list8667366697021480116" text:style-name="WWNum9">
        <text:list-item>
          <text:p text:style-name="P15"><text:span text:style-name="T6">Actively involved in project discussion with direct business users for analysis of requirements, preparing design &amp; technical documents.</text:span></text:p>
        </text:list-item>
        <text:list-item>
          <text:p text:style-name="P15"><text:span text:style-name="T6">Participated in the preparation of architecture design.</text:span></text:p>
        </text:list-item>
        <text:list-item>
          <text:p text:style-name="P15"><text:span text:style-name="T6">Involved in creation/review of functional requirement specifications and supporting documents for business systems, experience in database design process and data modelling process.</text:span></text:p>
        </text:list-item>
        <text:list-item>
          <text:p text:style-name="P15"><text:span text:style-name="T6">Understand entire project plan and be aware of milestone dates for each deliverables</text:span></text:p>
        </text:list-item>
        <text:list-item>
          <text:p text:style-name="P51"><text:span text:style-name="T11">Leading the team members for Upgrading, testing, preparing test scripts and Review peer work.</text:span></text:p>
        </text:list-item>
        <text:list-item>
          <text:p text:style-name="P15"><text:span text:style-name="T6">Participate in coding activity and ensure that code is in line with technical design document. Prepared Unit Test Plan and Unit Test Cases</text:span></text:p>
        </text:list-item>
        <text:list-item>
          <text:p text:style-name="P46"><text:span text:style-name="T6">Extracted data from various sources like SQL Server 2008/2012, Oracle, DB2 , Excel and Text file from Client servers </text:span></text:p>
        </text:list-item>
        <text:list-item>
          <text:p text:style-name="P46"><text:span text:style-name="T6">Handled Performance Tuning and Optimization on SSIS and MDX, with strong analytical and troubleshooting skills for quick issue resolution in large-scale production environments located globally.</text:span></text:p>
        </text:list-item>
        <text:list-item>
          <text:p text:style-name="P46"><text:span text:style-name="T6">SSIS packages created included a variety of transformations, for example Slowly Changing Dimensions, Look up, Aggregate, Derived Column, Conditional Split, Fuzzy Lookup, Multicast and Data Conversion.</text:span></text:p>
        </text:list-item>
        <text:list-item>
          <text:p text:style-name="P46"><text:span text:style-name="T6">Provided </text:span><text:span text:style-name="T14">Logging, Error handling by using Event Handler, and Custom Logging for SSIS Packages.</text:span></text:p>
        </text:list-item>
        <text:list-item>
          <text:p text:style-name="P15"><text:span text:style-name="T6">Involved in Creating, modified, and maintained Business Objects Universes using Information design tool ,universe design tool by Creating schema using table joins <text:s/>,resolving join path problems ,@functions <text:s/>,cascading prompts, hierarchies, Derived tables ,Conditional objects ,multisource universes </text:span></text:p>
        </text:list-item>
        <text:list-item>
          <text:p text:style-name="P15"><text:soft-page-break/><text:span text:style-name="T6">Involved in the troubleshooting of universe schema cardinality problems <text:s/>with loops, chasm and fan traps using alias and context </text:span></text:p>
        </text:list-item>
        <text:list-item>
          <text:p text:style-name="P15"><text:span text:style-name="T6">Involved in improve performance of universes <text:s/>using Aggregate awareness, Conditional objects <text:s/>,Index awareness,Shortcutjoins etc </text:span></text:p>
        </text:list-item>
        <text:list-item>
          <text:p text:style-name="P15"><text:span text:style-name="T7">Modified the existing reports and developed new WebI reports according to the new requirements of the client</text:span><text:span text:style-name="T6"> with using Combined queries ,Merge dimensions ,Sub queries ,Scope of analysis, Breaks and sections ,Charts ,Graphs ,Variables and formulas, Calculation context ,Ranking, Sorting ,Input controls, Hyperlinks, Filters <text:s/>,Scheduling and publication etc</text:span></text:p>
        </text:list-item>
        <text:list-item>
          <text:p text:style-name="P15"><text:span text:style-name="T7">Interacted extensively with the business users in implementing complex business rules</text:span></text:p>
        </text:list-item>
        <text:list-item>
          <text:p text:style-name="P15"><text:span text:style-name="T7">Created complex reports using aggregate awareness functions for SQL enhancement in Designer to handle user requests for report generators</text:span><text:span text:style-name="T15">.</text:span><text:span text:style-name="apple-converted-space"><text:span text:style-name="T15"> </text:span></text:span></text:p>
        </text:list-item>
        <text:list-item>
          <text:p text:style-name="P16"><text:span text:style-name="T6">Involved in enhancing the performance of the slow running</text:span><text:span text:style-name="T7"> reports.</text:span></text:p>
        </text:list-item>
      </text:list>
      <text:p text:style-name="P43"><text:span text:style-name="T12">Company: DMI Innovations Pvt. Ltd, Chennai, India</text:span></text:p>
      <text:p text:style-name="P34"><text:span text:style-name="T12">Client: Lexmark,USA</text:span></text:p>
      <text:p text:style-name="P33"><text:span text:style-name="T12">Project: Lexmark CDM (Channel Data Management)</text:span></text:p>
      <text:p text:style-name="P33"><text:span text:style-name="T12">Duration: Apr 2014 <text:s/>to Nov 2014</text:span></text:p>
      <text:p text:style-name="P33"><text:span text:style-name="T12">Role: ETL Developer, Offshore lead</text:span></text:p>
      <text:p text:style-name="P33"><text:span text:style-name="T12">Technologies: SAP HANA , BODS ,Tera Data </text:span></text:p>
      <text:p text:style-name="P25"/>
      <text:p text:style-name="P33"><text:span text:style-name="T8">Description:</text:span></text:p>
      <text:p text:style-name="P43"><text:span text:style-name="T6">Lexmark International, Inc. is an American corporation that manufactures laser printers and provides enterprise software Channel data management is the portal developed in sales force using Tera data DB <text:s/>, CDM having various sub systems like monitoring, Click and claim , party enrich , transaction enrich <text:s/>, Manual claims etc ,these systems helps to sales team and sales management to track the sales work done by the sales representatives and to enable sales representatives to claim this sales transactions by following approval procedures <text:s text:c="2"/></text:span></text:p>
      <text:p text:style-name="P2"><text:span text:style-name="T6"><text:s text:c="7"/>Main objective of this project is to migrate all existing sub systems from Tera data to SAP <text:s text:c="3"/>HANA using BODS ETL jobs </text:span></text:p>
      <text:p text:style-name="P29"/>
      <text:p text:style-name="P29"/>
      <text:p text:style-name="P29"/>
      <text:p text:style-name="P33"><text:span text:style-name="T8">Responsibilities:</text:span></text:p>
      <text:list xml:id="list37538128" text:continue-numbering="true" text:style-name="WWNum9">
        <text:list-item>
          <text:p text:style-name="P15"><text:span text:style-name="T6">Actively involved in project discussion with business users to understand goal of the project, High level and low level architecture </text:span></text:p>
        </text:list-item>
        <text:list-item>
          <text:p text:style-name="P15"><text:span text:style-name="T6">Understand the existing table structures in Teradata</text:span></text:p>
        </text:list-item>
        <text:list-item>
          <text:p text:style-name="P15"><text:span text:style-name="T6">Involved in creating ETL BODS jobs to migrate data from Tera data to HANA DB</text:span></text:p>
        </text:list-item>
        <text:list-item>
          <text:p text:style-name="P15"><text:span text:style-name="T6">Involved in HANA modelling like loading data into table definitions, suspending data loads, resuming data loads. Creating information objects (packages, attribute views, analytic views, calculation views Graphical and SQL script based)</text:span></text:p>
        </text:list-item>
        <text:list-item>
          <text:p text:style-name="P15"><text:span text:style-name="T6">Involved in improve performance of BODS ETL jobs </text:span></text:p>
        </text:list-item>
      </text:list>
      <text:p text:style-name="P11"/>
      <text:p text:style-name="P2"><text:span text:style-name="T16"><text:s text:c="5"/></text:span><text:span text:style-name="T12">Company: DMI Innovations Pvt. Ltd, Chennai, India</text:span></text:p>
      <text:p text:style-name="P34"><text:span text:style-name="T12">Client: Bureau of meteorology, Australia</text:span></text:p>
      <text:p text:style-name="P33"><text:span text:style-name="T12">Project: AWRIS Ingest performance tuning</text:span></text:p>
      <text:p text:style-name="P33"><text:span text:style-name="T12">Duration: Sept 2013 to Mar 2014</text:span></text:p>
      <text:p text:style-name="P33"><text:span text:style-name="T12">Role: ETL Developer</text:span></text:p>
      <text:p text:style-name="P33"><text:span text:style-name="T12">Technologies: Talend 5.6 ,Oracle 12 c</text:span></text:p>
      <text:p text:style-name="P25"/>
      <text:p text:style-name="P33"><text:span text:style-name="T8">Description:</text:span></text:p>
      <text:p text:style-name="P43"><text:soft-page-break/><text:span text:style-name="T6">The Bureau of Meteorology is Australia's national weather, climate and water agency. Its expertise and services assist Australians in dealing with the harsh realities of their natural environment, including drought, floods, fires, storms, tsunami and tropical cyclone</text:span></text:p>
      <text:p text:style-name="P43"><text:span text:style-name="T6">The BOM receives data related to the water resources of the country from more than 200 organisations across Australia. The data is ingested and standardised in AWRIS, the Australian Water Resources Information System. </text:span></text:p>
      <text:p text:style-name="P43"><text:span text:style-name="T6">In this project Talend ETL tool used to do fully automated importing procedures which will be developed allowing the BoM to build and maintain a complete various water information systems with in AWRIS ingest ware house </text:span></text:p>
      <text:p text:style-name="P2"><text:span text:style-name="T6"><text:s text:c="5"/>And to tune the existing Talend jobs and create Parallel Queue to run different Ingest jobs same time </text:span></text:p>
      <text:p text:style-name="P29"/>
      <text:p text:style-name="P33"><text:span text:style-name="T8">Responsibilities:</text:span></text:p>
      <text:list xml:id="list37530549" text:continue-numbering="true" text:style-name="WWNum9">
        <text:list-item>
          <text:p text:style-name="P15"><text:span text:style-name="T16">Actively involved in project discussion with onsite folks to understand the various importing frame works for each water information systems </text:span></text:p>
        </text:list-item>
        <text:list-item>
          <text:p text:style-name="P15"><text:span text:style-name="T16">Participated in the preparation of ETL design architecture </text:span></text:p>
        </text:list-item>
        <text:list-item>
          <text:p text:style-name="P15"><text:span text:style-name="T16">Involved in enhance the </text:span><text:bookmark text:name="_GoBack"/><text:span text:style-name="T16">performance of slowly executing ETL jobs by using ELT components , parallelism ,Bulk components , enhancing tmap components , deleting unwanted components , minimizing ETL design , Remove Unnecessary data/records</text:span></text:p>
        </text:list-item>
        <text:list-item>
          <text:p text:style-name="P15"><text:span text:style-name="T16">Involved in indexing Data base tables </text:span></text:p>
        </text:list-item>
        <text:list-item>
          <text:p text:style-name="P15"><text:span text:style-name="T16">Design new ETL jobs for different data provides to integrate in to AWRIS </text:span></text:p>
        </text:list-item>
        <text:list-item>
          <text:p text:style-name="P15"><text:span text:style-name="T16">Involved in create Parallel Queue to run different Ingest jobs at the same time.</text:span></text:p>
        </text:list-item>
        <text:list-item>
          <text:p text:style-name="P15"><text:span text:style-name="T20">24/7 support to <text:s/> </text:span><text:span text:style-name="T16">log the error and fix the defect and re-start the queue to continuously ingest the files to UAT environment and PROD environment.</text:span></text:p>
        </text:list-item>
      </text:list>
      <text:p text:style-name="P10"/>
      <text:p text:style-name="P40"/>
      <text:p text:style-name="P43"><text:span text:style-name="T12">Company: HCL Technologies LTD, Chennai, India</text:span></text:p>
      <text:p text:style-name="P34"><text:span text:style-name="T12">Client: Warner Chappell Music–London, UK</text:span></text:p>
      <text:p text:style-name="P33"><text:span text:style-name="T12">Project: WCM-A/R Licensing Systems </text:span></text:p>
      <text:p text:style-name="P33"><text:span text:style-name="T12">Duration: Apr ‘13– Aug’13</text:span></text:p>
      <text:p text:style-name="P33"><text:span text:style-name="T12">Role: Report Developer</text:span></text:p>
      <text:p text:style-name="P33"><text:span text:style-name="T12">Technologies: SAP BO 4.0,SQL server 2008, SSIS</text:span></text:p>
      <text:p text:style-name="P25"/>
      <text:p text:style-name="P33"><text:span text:style-name="T8">Description:</text:span></text:p>
      <text:p text:style-name="P43"><text:span text:style-name="T6">Warner/Chappell Music, Inc. is an American music publishing company, and a division of the Warner Music Group. Warner/Chappell Music is a leader in creating innovative strategies for marketing and promoting its songwriters and their music. The company's extensive catalogue makes it a natural first stop for A&amp;R executives and record producers, feature film and television production companies, and others looking to record or license some of the world's greatest music. Handling administrative paper works involved with Copyrighting, Licensing and Collecting Royalties for the songs.</text:span></text:p>
      <text:p text:style-name="P25"/>
      <text:p text:style-name="P43"><text:span text:style-name="T6">These departments handle the archiving of documents. Data Stored in central AS400 Repository. Reports from the AS400 are stored on COLD (Computer Output to Laser Disk) using Metafile. .The main objective of this project is Maintain and enhance the World Amps (AS400) Application, B2B by capturing data though (ETL) using SSIS and generate Reports using Business objects XI3.1.</text:span></text:p>
      <text:p text:style-name="P29"/>
      <text:p text:style-name="P33"><text:span text:style-name="T8">Responsibilities:</text:span></text:p>
      <text:list xml:id="list37545303" text:continue-numbering="true" text:style-name="WWNum9">
        <text:list-item>
          <text:p text:style-name="P15"><text:span text:style-name="T16">Interacted directly with Business Owners to know their Business views in developing and modifying Universes and reports accordingly</text:span></text:p>
        </text:list-item>
        <text:list-item>
          <text:p text:style-name="P15"><text:span text:style-name="T6">Attended Business meetings and assisted Business Analysts in gathering requirements</text:span></text:p>
        </text:list-item>
        <text:list-item>
          <text:p text:style-name="P15"><text:span text:style-name="T6">Involved in Design and Implement Report specification documents</text:span></text:p>
        </text:list-item>
        <text:list-item>
          <text:p text:style-name="P15"><text:soft-page-break/><text:span text:style-name="T6">Work with the onsite team to meet the specified project deadlines. Work in unison during product development</text:span></text:p>
        </text:list-item>
        <text:list-item>
          <text:p text:style-name="P15"><text:span text:style-name="T6">Involved in Creating, modified, and maintained Business Objects Universes using Designer</text:span></text:p>
        </text:list-item>
        <text:list-item>
          <text:p text:style-name="P15"><text:span text:style-name="T7">Modified the existing reports and developed new reports according to the new requirements of the client</text:span></text:p>
        </text:list-item>
        <text:list-item>
          <text:p text:style-name="P15"><text:span text:style-name="T6">Analyse the root cause for a problem raised, and provide quick solution as soon as possible</text:span></text:p>
        </text:list-item>
        <text:list-item>
          <text:p text:style-name="P16"><text:span text:style-name="T6">Having good knowledge in working under SDLC Process </text:span></text:p>
        </text:list-item>
        <text:list-item>
          <text:p text:style-name="P16"><text:span text:style-name="T6">Scheduling and Publish the reports as required by the business</text:span></text:p>
        </text:list-item>
        <text:list-item>
          <text:p text:style-name="P16"><text:span text:style-name="T6">Involved in enhancing the performance of the slow running</text:span><text:span text:style-name="T7"> reports.</text:span></text:p>
        </text:list-item>
        <text:list-item>
          <text:p text:style-name="P16"><text:span text:style-name="T6">Involved in the complete development. (Req. Gathering to <text:s/>Production Deployment)</text:span></text:p>
        </text:list-item>
      </text:list>
      <text:p text:style-name="P35"><text:span text:style-name="T6"><text:tab/><text:tab/></text:span></text:p>
      <text:p text:style-name="P33"><text:span text:style-name="T12">Company: HCL Technologies LTD, Bangalore</text:span></text:p>
      <text:p text:style-name="P33"><text:span text:style-name="T12">Client: CITI Bank –New York, USA</text:span></text:p>
      <text:p text:style-name="P33"><text:span text:style-name="T12">Project: CITI (ICG)-Volume</text:span></text:p>
      <text:p text:style-name="P33"><text:span text:style-name="T12">Duration: Nov ‘12– Apr ‘13</text:span></text:p>
      <text:p text:style-name="P33"><text:span text:style-name="T12">Role: Sr Software Engineer</text:span></text:p>
      <text:p text:style-name="P33"><text:span text:style-name="T12">Technologies:SAP BO 4.0 ,Oracle 10g,SSIS</text:span></text:p>
      <text:p text:style-name="P29"/>
      <text:p text:style-name="P33"><text:span text:style-name="T8">Description:</text:span></text:p>
      <text:p text:style-name="P43"><text:span text:style-name="T6">Citi Markets and Banking, a financial services company, provides financial solutions to corporations, financial institutions, retail investors, and governments. Citi Institutional Clients Group is comprised of diverse talented professionals globally located in over 100 countries and territories, and collectively represents an unparalleled international network of financial skills and capabilities serving targeted clients.</text:span></text:p>
      <text:p text:style-name="P25"/>
      <text:p text:style-name="P43"><text:span text:style-name="T6"><text:s/>Institutional Clients Group (ICG) provides corporate, institutional and high net worth clients with a full range of products and services which includes cash management, trading, underwriting, lending and other services. It components for VOLUMES are S&amp;PB(securities &amp;amp; private banking),TTS(Treasury Trade Solutions),GWM(Global Wealth Management) and SFS(Structured Finance Services) .BO project deals with understanding of trade life cycle of various products and asset classes for the purpose of analytics and reporting</text:span></text:p>
      <text:p text:style-name="P36"/>
      <text:p text:style-name="P33"><text:span text:style-name="T21">Responsibilities:</text:span></text:p>
      <text:list xml:id="list37531269" text:continue-numbering="true" text:style-name="WWNum9">
        <text:list-item>
          <text:p text:style-name="P15"><text:span text:style-name="T16">Interacted with Business Owners to know their Business views in developing <text:s/>new Universes and reports accordingly</text:span></text:p>
        </text:list-item>
        <text:list-item>
          <text:p text:style-name="P15"><text:span text:style-name="T16">Involved in creating POC reports <text:s/>by involving report requirements gathering by interacting with onsite SPOC</text:span></text:p>
        </text:list-item>
        <text:list-item>
          <text:p text:style-name="P15"><text:span text:style-name="T6">Attended Business meetings and assisted Business to clarify report needs to meet their requirements</text:span></text:p>
        </text:list-item>
        <text:list-item>
          <text:p text:style-name="P15"><text:span text:style-name="T6">Involved in Design and Implement Report specification documents</text:span></text:p>
        </text:list-item>
        <text:list-item>
          <text:p text:style-name="P15"><text:span text:style-name="T6">Involved in understand eTMF data model to design universe from scratch</text:span></text:p>
        </text:list-item>
        <text:list-item>
          <text:p text:style-name="P15"><text:span text:style-name="T7">Developed and maintained new reports using WEBI</text:span></text:p>
        </text:list-item>
        <text:list-item>
          <text:p text:style-name="P54"><text:span text:style-name="T6">Technologies: </text:span><text:span text:style-name="T7">Business Objects XI 3.1,Oracle 10g</text:span></text:p>
        </text:list-item>
      </text:list>
      <text:p text:style-name="P28"/>
      <text:p text:style-name="P43"><text:span text:style-name="T12">Company: Ignis Technologies Solutions PVT LTD, Bangalore, India</text:span></text:p>
      <text:p text:style-name="P34"><text:span text:style-name="T12">Client: Covance –New York, USA</text:span></text:p>
      <text:p text:style-name="P33"><text:span text:style-name="T12">Project: Covance-eTMF </text:span></text:p>
      <text:p text:style-name="P33"><text:span text:style-name="T12">Duration: Sept ’11 –Nov’12</text:span></text:p>
      <text:p text:style-name="P33"><text:span text:style-name="T12">Role: Sr Software Engineer</text:span></text:p>
      <text:p text:style-name="P3"><text:span text:style-name="T12"><text:s text:c="6"/>Technologies: Business Objects XI 3.1,SQL Server 2008,SSIS</text:span></text:p>
      <text:p text:style-name="P32"><text:soft-page-break/></text:p>
      <text:p text:style-name="P28"/>
      <text:p text:style-name="P43"><text:span text:style-name="T6">Covance is one of the world’s largest and most comprehensive drug development services companies Through its </text:span><text:a xlink:type="simple" xlink:href="http://www.covance.com/products/nonclinical/lead-optimization/index.php" text:style-name="Internet_20_link" text:visited-style-name="Visited_20_Internet_20_Link"><text:span text:style-name="T6">lead optimization</text:span></text:a><text:span text:style-name="T6">, </text:span><text:a xlink:type="simple" xlink:href="http://www.covance.com/products/nonclinical/index.php" text:style-name="Internet_20_link" text:visited-style-name="Visited_20_Internet_20_Link"><text:span text:style-name="T6">nonclinical</text:span></text:a><text:span text:style-name="T6">, </text:span><text:a xlink:type="simple" xlink:href="http://www.covance.com/products/clinical/index.php" text:style-name="Internet_20_link" text:visited-style-name="Visited_20_Internet_20_Link"><text:span text:style-name="T6">clinical</text:span></text:a><text:span text:style-name="T6"> and </text:span><text:a xlink:type="simple" xlink:href="http://www.covance.com/products/commercialization/index.php" text:style-name="Internet_20_link" text:visited-style-name="Visited_20_Internet_20_Link"><text:span text:style-name="T6">commercialization</text:span></text:a><text:span text:style-name="T6"> services, Covance has helped pharmaceutical and biotech companies develop one-third of all prescription medicines in the market today .</text:span></text:p>
      <text:p text:style-name="P37"/>
      <text:p text:style-name="P43"><text:span text:style-name="T6">eTMF is a part of Covance to understand result of various experiments conducted on different subjects and its study information on different theriphetical areas to investigate new drugs. This mainly contains milestone details and documentation summary for entire Covance organization in world .BO project mainly involved in capture organization data in SharePoint by loading into target by BODS and reporting to customer using Business objects for better understand and analysis of business prospectus</text:span></text:p>
      <text:p text:style-name="P29"/>
      <text:p text:style-name="P33"><text:span text:style-name="T8">Responsibilities:</text:span></text:p>
      <text:list xml:id="list37545864" text:continue-numbering="true" text:style-name="WWNum9">
        <text:list-item>
          <text:p text:style-name="P15"><text:span text:style-name="T6">Involved in Design and Implement Report specification documents</text:span></text:p>
        </text:list-item>
        <text:list-item>
          <text:p text:style-name="P15"><text:span text:style-name="T6">Involved in Creating, modified, and maintained Business Objects Universes using Designer</text:span></text:p>
        </text:list-item>
        <text:list-item>
          <text:p text:style-name="P15"><text:span text:style-name="T7">Modified the existing reports and developed new reports according to the new requirements of the client</text:span></text:p>
        </text:list-item>
        <text:list-item>
          <text:p text:style-name="P16"><text:span text:style-name="T6">Analyze the root cause for a problem raised, and provide quick solution as soon as possible</text:span></text:p>
        </text:list-item>
        <text:list-item>
          <text:p text:style-name="P15"><text:span text:style-name="T7">Involved in enhancing the performance of the slow running reports.</text:span></text:p>
        </text:list-item>
        <text:list-item>
          <text:p text:style-name="P16"><text:span text:style-name="T6">Involved in the complete development. (Req. Gathering to <text:s/>Production Deployment)</text:span></text:p>
        </text:list-item>
        <text:list-item>
          <text:p text:style-name="P54"><text:span text:style-name="T6">Technologies: </text:span><text:span text:style-name="T7">Business Objects XI 3.1,SQL Server 2008,SSIS</text:span></text:p>
        </text:list-item>
      </text:list>
      <text:p text:style-name="P26"/>
      <text:p text:style-name="P43"><text:span text:style-name="T13">Company: Tata Consultancy Services Limited, <text:s/>Hyderabad ,India</text:span></text:p>
      <text:p text:style-name="P34"><text:span text:style-name="T13">Client: Cummins–Columbus, USA</text:span></text:p>
      <text:p text:style-name="P33"><text:span text:style-name="T13">Project: Michelin GOMS </text:span></text:p>
      <text:p text:style-name="P33"><text:span text:style-name="T13">Duration: July’10 – August’11</text:span></text:p>
      <text:p text:style-name="P33"><text:span text:style-name="T13">Role: Asst System Engineer</text:span></text:p>
      <text:p text:style-name="P33"><text:span text:style-name="T13">Technologies: Business Objects XI3.1, Oracle 10g, ssis</text:span></text:p>
      <text:p text:style-name="P28"/>
      <text:p text:style-name="P43"><text:span text:style-name="T6">Cummins is the leading worldwide designer and manufacturer of fuel-efficient diesel engines ranging from 76 to 6,000 horsepower. Cummins is headquartered in Columbus, IN (USA) and employs approximately 26,000 employees in more than 100 facilities in 16 countries. They have 6 distribution centres across the globe through which they ship manufactured engines to customers. This distribution centre’s also playing a key role in purchasing various components from Suppliers. </text:span></text:p>
      <text:p text:style-name="P41"/>
      <text:p text:style-name="P43"><text:span text:style-name="T6">Cummins is using some legacy system (front ends) specific to the MDC now they want to have global system called GOMS [Global Order Management System]. For this new system we need to develop all the existing reports using the BOXI R3 reporting tool. There are some MS-Access are running on those legacy systems based on the old CARDS systems(front end).Now all the reports are developed using the BOXI R3 reporting tool and in the new reports incorporated all the business rules adopted for the old reports.</text:span></text:p>
      <text:p text:style-name="P25"/>
      <text:p text:style-name="P33"><text:span text:style-name="T8">Responsibilities:</text:span></text:p>
      <text:list xml:id="list7473831854921518368" text:style-name="WWNum7">
        <text:list-item>
          <text:p text:style-name="P18"><text:span text:style-name="T6">Analyzing and understanding customer requirements which specified in the BRD</text:span></text:p>
        </text:list-item>
        <text:list-item>
          <text:p text:style-name="P17"><text:span text:style-name="T6">Created and Modified Universes as per the required reports with Designer</text:span></text:p>
        </text:list-item>
        <text:list-item>
          <text:p text:style-name="P18"><text:span text:style-name="T6">Created complex and sophisticated Business Objects Reports</text:span></text:p>
        </text:list-item>
        <text:list-item>
          <text:p text:style-name="P18"><text:span text:style-name="T7">Responsible for drafting documentation for end user usage and develop training material</text:span></text:p>
        </text:list-item>
        <text:list-item>
          <text:p text:style-name="P55"><text:span text:style-name="T6">Technologies: </text:span><text:span text:style-name="T7">Business Objects XI3.1,Oracle 10g</text:span></text:p>
        </text:list-item>
      </text:list>
      <text:p text:style-name="P28"><text:soft-page-break/></text:p>
      <text:p text:style-name="P43"><text:span text:style-name="T12">Company: Tata Consultancy Services Limited, Hyderabad ,India</text:span></text:p>
      <text:p text:style-name="P43"><text:span text:style-name="T12">Client: Principal Financial Group- Des Moines, USA</text:span></text:p>
      <text:p text:style-name="P43"><text:span text:style-name="T12">Project: PFG-PMA </text:span></text:p>
      <text:p text:style-name="P43"><text:span text:style-name="T12">Duration: Dec ‘09 to June’10</text:span></text:p>
      <text:p text:style-name="P43"><text:span text:style-name="T12">Role: Asst System Engineer</text:span></text:p>
      <text:p text:style-name="P43"><text:span text:style-name="T12">Technologies: Business Objects X1 3.1, Oracle9i, Xcelcious 2008</text:span></text:p>
      <text:p text:style-name="P25"/>
      <text:p text:style-name="P43"><text:span text:style-name="T6">Principal Financial Group, Inc. provides retirement savings, investment, insurance products and services worldwide. It operates in four segments: U.S. Asset Accumulation, Global Asset Management, International Asset Management and Accumulation, and Life and Health Insurance. Performance Management Assist (PMA) provides an integrated solution to support the administration of Asset Management Systems. The objective of the Project is mainly for the analysts to understand what is happening to the business and make decisions.</text:span></text:p>
      <text:p text:style-name="P30"/>
      <text:p text:style-name="P33"><text:span text:style-name="T9">Responsibilities:</text:span></text:p>
      <text:list xml:id="list8184033063736538755" text:style-name="WWNum8">
        <text:list-item>
          <text:p text:style-name="P14"><text:span text:style-name="T6">Analyzing Technical specifications provided by the team lead.</text:span></text:p>
        </text:list-item>
        <text:list-item>
          <text:p text:style-name="P19"><text:span text:style-name="T6">Involved in Creating, modified, and maintained Business Objects Universes using Designer</text:span></text:p>
        </text:list-item>
        <text:list-item>
          <text:p text:style-name="P19"><text:span text:style-name="T16">Involved in Development and Enhancements of Business Objects Reports</text:span></text:p>
        </text:list-item>
        <text:list-item>
          <text:p text:style-name="P19"><text:span text:style-name="T6">Created and Modified reports using the various data <text:s/>providers, <text:s/>Universe and Free Hand SQL</text:span></text:p>
        </text:list-item>
        <text:list-item>
          <text:p text:style-name="P20"><text:span text:style-name="T6">Scheduling the reports as required by the business</text:span></text:p>
        </text:list-item>
        <text:list-item>
          <text:p text:style-name="P56"><text:span text:style-name="T6">Technologies: </text:span><text:span text:style-name="T7">Business Objects X1 3.1, Oracle9i</text:span></text:p>
        </text:list-item>
      </text:list>
      <text:p text:style-name="P27"/>
      <text:p text:style-name="P27"/>
      <text:p text:style-name="P27"/>
      <text:p text:style-name="P27"/>
      <text:p text:style-name="P27"/>
      <text:p text:style-name="P27"/>
      <text:p text:style-name="P27"/>
      <text:p text:style-name="P27"/>
      <text:p text:style-name="P27"/>
      <text:p text:style-name="P39"/>
      <text:p text:style-name="P39"/>
      <text:p text:style-name="P39"/>
      <text:p text:style-name="P43"><text:span text:style-name="T12">Company: C3I Support Services Private Limited, Hyderabad ,India</text:span></text:p>
      <text:p text:style-name="P43"><text:span text:style-name="T12">Client: British Airways, London</text:span></text:p>
      <text:p text:style-name="P43"><text:span text:style-name="T12">Project: British Airways – MMCO – MRO </text:span></text:p>
      <text:p text:style-name="P43"><text:span text:style-name="T12">Duration: Jun’08 to Nov’09</text:span></text:p>
      <text:p text:style-name="P43"><text:span text:style-name="T12">Role: Asst System Engineer</text:span></text:p>
      <text:p text:style-name="P43"><text:span text:style-name="T12">Technologies: Crystal reports 2008, Oracle9i</text:span></text:p>
      <text:p text:style-name="P25"/>
      <text:p text:style-name="P43"><text:span text:style-name="T6">Engineering department of BA used MMCO (Material Management Component Overhaul) and MRO (Maintenance and Repair Overhaul) data from the Operational SAP system to take management and operational reports. BA decided to move MMCO and MRO data to the Integrated Corporate Warehouse (ICW) to build reports to overcome performance issues. Data from SAP, got in the form of IDOCS is captured by ETL tool Informatics and loaded into Data warehouse. </text:span></text:p>
      <text:p text:style-name="P43"><text:span text:style-name="T6">Many reports on the availability of stock, placement of orders, Defects in aircrafts, Components in aircraft have been built from this ICW (Integrated Commercial Warehouse).The project work involves detailed business study, preparation of detailed design specification, development of ETL components and development of Business Objects reports on MMCO and MRO data from ICW.</text:span></text:p>
      <text:p text:style-name="P30"><text:soft-page-break/></text:p>
      <text:p text:style-name="P30"/>
      <text:p text:style-name="P33"><text:span text:style-name="T9">Responsibilities:</text:span></text:p>
      <text:list xml:id="list37542631" text:continue-list="list37545864" text:style-name="WWNum9">
        <text:list-item>
          <text:p text:style-name="P15"><text:span text:style-name="T16">Interacted with the End Users to know their Requirements in developing the Reports</text:span></text:p>
        </text:list-item>
        <text:list-item>
          <text:p text:style-name="P16"><text:span text:style-name="T6">Created and Modified Universes as per the required reports with Designer</text:span></text:p>
        </text:list-item>
        <text:list-item>
          <text:p text:style-name="P15"><text:span text:style-name="T7">Modified the existing reports and developed new reports according to the new requirements of the client</text:span></text:p>
        </text:list-item>
        <text:list-item>
          <text:p text:style-name="P54"><text:span text:style-name="T6">Technologies: </text:span><text:span text:style-name="T7">Crystal reports 2008, Oracle9i</text:span></text:p>
        </text:list-item>
      </text:list>
      <text:p text:style-name="P57"/>
      <text:p text:style-name="P44"><text:span text:style-name="T22">Education</text:span></text:p>
      <text:p text:style-name="P42"/>
      <text:list xml:id="list6885988553019555945" text:style-name="WWNum15">
        <text:list-item>
          <text:p text:style-name="P21"><text:span text:style-name="T6">2006-B.SC from Acharya Nagarjuna university <text:s/></text:span></text:p>
        </text:list-item>
      </text:list>
      <text:p text:style-name="P45"/>
      <text:p text:style-name="P4"/>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028in" fo:margin-bottom="0.028in" fo:orphans="2" fo:widows="2" style:writing-mode="lr-tb"/>
      <style:text-properties style:use-window-font-color="true" style:font-name="Arial1" fo:font-size="9pt" fo:language="en" fo:country="GB" style:font-size-asian="9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in" fo:margin-bottom="0in" fo:text-align="justify" style:justify-single-word="false" fo:orphans="0" fo:widows="0"/>
      <style:text-properties style:font-name="Times New Roman" fo:font-size="12pt" fo:language="en" fo:country="US" fo:font-weight="bold" style:font-size-asian="12pt" style:font-weight-asian="bold"/>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padding-left="0in" fo:padding-right="0in" fo:padding-top="0.0138in" fo:padding-bottom="0in" fo:border-left="none" fo:border-right="none" fo:border-top="0.0071in solid #00000a" fo:border-bottom="none" fo:keep-with-next="always"/>
      <style:text-properties fo:font-weight="bold" style:font-weight-asian="bold" style:font-weight-complex="bold"/>
    </style:style>
    <style:style style:name="Heading_20_2" style:display-name="Heading 2" style:family="paragraph" style:parent-style-name="Standard" style:next-style-name="Text_20_body" style:default-outline-level="2" style:list-style-name="Outline"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in" fo:margin-bottom="0in" fo:keep-with-next="always"/>
      <style:text-properties style:font-name="Times New Roman" fo:font-size="10pt" fo:language="en" fo:country="US" fo:font-weight="bold" style:font-size-asian="10pt" style:font-weight-asian="bold"/>
    </style:style>
    <style:style style:name="Heading_20_4" style:display-name="Heading 4" style:family="paragraph" style:parent-style-name="Standard" style:next-style-name="Text_20_body" style:default-outline-level="4" style:list-style-name="Outline" style:class="text">
      <style:paragraph-properties fo:margin-top="0in" fo:margin-bottom="0in" fo:keep-with-next="always"/>
      <style:text-properties style:font-name="Verdana" fo:font-size="8pt" fo:language="en" fo:country="US" fo:font-weight="bold" style:font-size-asian="8pt"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1665in" fo:margin-bottom="0.0417in"/>
      <style:text-properties style:font-name="Times New Roman" fo:font-size="11pt" fo:font-weight="bold" style:font-size-asian="11pt" style:font-weight-asian="bold" style:font-size-complex="11pt" style:font-weight-complex="bold"/>
    </style:style>
    <style:style style:name="Head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Body_20_Text_20_3" style:display-name="Body Text 3" style:family="paragraph" style:parent-style-name="Standard" style:default-outline-level="" style:list-style-name="">
      <style:paragraph-properties fo:margin-top="0in" fo:margin-bottom="0in" fo:text-align="justify" style:justify-single-word="false"/>
      <style:text-properties fo:color="#0000ff" style:font-name="Times New Roman" fo:font-size="13pt" fo:font-style="italic" fo:font-weight="bold" style:font-size-asian="13pt" style:font-style-asian="italic" style:font-weight-asian="bold"/>
    </style:style>
    <style:style style:name="bulleted_20_list" style:display-name="bulleted list" style:family="paragraph" style:parent-style-name="Standard" style:default-outline-level="" style:list-style-name="">
      <style:paragraph-properties fo:margin-top="0.028in" fo:margin-bottom="0.0555in" fo:line-height="0.1528in"/>
      <style:text-properties style:font-name="Tahoma" fo:font-size="8pt" fo:letter-spacing="0.0071in" fo:language="en" fo:country="US" style:font-size-asian="8pt" style:font-size-complex="8pt"/>
    </style:style>
    <style:style style:name="Body_20_Text_20_2" style:display-name="Body Text 2" style:family="paragraph" style:parent-style-name="Standard" style:default-outline-level="" style:list-style-name="">
      <style:paragraph-properties fo:margin-top="0.028in" fo:margin-bottom="0.0835in" fo:line-height="200%"/>
    </style:style>
    <style:style style:name="Body_20_Text1" style:display-name="Body Text1" style:family="paragraph" style:parent-style-name="Standard" style:default-outline-level="" style:list-style-name="">
      <style:paragraph-properties fo:margin-top="0in" fo:margin-bottom="0.139in" fo:line-height="0.1835in" fo:hyphenation-ladder-count="no-limit">
        <style:tab-stops>
          <style:tab-stop style:position="0.15in"/>
        </style:tab-stops>
      </style:paragraph-properties>
      <style:text-properties fo:color="#000080" fo:font-size="10pt" fo:language="en" fo:country="US" style:font-size-asian="10pt" fo:hyphenate="false" fo:hyphenation-remain-char-count="2" fo:hyphenation-push-char-count="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ullet_20_1" style:display-name="Bullet 1" style:family="paragraph" style:parent-style-name="Body_20_Text1" style:default-outline-level="" style:list-style-name="">
      <style:paragraph-properties fo:margin-top="0in" fo:margin-bottom="0.0693in" fo:text-align="justify" style:justify-single-word="false">
        <style:tab-stops/>
      </style:paragraph-properties>
      <style:text-properties fo:color="#00000a"/>
    </style:style>
    <style:style style:name="HTML_20_Preformatted" style:display-name="HTML Preformatted" style:family="paragraph" style:parent-style-name="Standard" style:default-outline-level="" style:list-style-name="">
      <style:paragraph-properties fo:margin-top="0in" fo:margin-bottom="0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Verdana" fo:font-size="10pt" fo:language="en" fo:country="US" style:font-name-asian="Courier New1" style:font-size-asian="10pt" style:font-name-complex="Courier New1"/>
    </style:style>
    <style:style style:name="Text_20_body_20_indent" style:display-name="Text body indent" style:family="paragraph" style:parent-style-name="Standard" style:default-outline-level="" style:list-style-name="" style:class="text">
      <style:paragraph-properties fo:margin-left="0.25in" fo:margin-right="0in" fo:margin-top="0.028in" fo:margin-bottom="0.0835in" fo:text-indent="0in" style:auto-text-indent="false"/>
    </style:style>
    <style:style style:name="Normal_20__2b__20_Justified" style:display-name="Normal + Justified" style:family="paragraph" style:parent-style-name="Standard" style:default-outline-level="" style:list-style-name="">
      <style:paragraph-properties fo:margin-top="0in" fo:margin-bottom="0in" fo:line-height="0.1528in" fo:text-align="justify" style:justify-single-word="false"/>
      <style:text-properties style:font-name="Tahoma" fo:font-size="8pt" fo:letter-spacing="0.0071in" fo:language="en" fo:country="US" style:font-size-asian="8pt" style:font-name-complex="Tahoma1" style:font-size-complex="8pt" style:font-style-complex="italic" style:font-weight-complex="bold"/>
    </style:style>
    <style:style style:name="p16" style:family="paragraph" style:parent-style-name="Standard" style:default-outline-level="" style:list-style-name="">
      <style:paragraph-properties fo:margin-left="0.5in" fo:margin-right="0in" fo:margin-top="0in" fo:margin-bottom="0in" fo:text-indent="0in" style:auto-text-indent="false"/>
      <style:text-properties style:font-name="Calibri" fo:font-size="11pt" fo:language="en" fo:country="US" style:font-size-asian="11pt" style:font-size-complex="11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sertext1" style:family="text" style:parent-style-name="Default_20_Paragraph_20_Font">
      <style:text-properties style:font-name="Arial1" fo:font-size="10pt" style:font-size-asian="10pt" style:font-name-complex="Arial2" style:font-size-complex="10pt"/>
    </style:style>
    <style:style style:name="Body_20_Text_20_2_20_Char" style:display-name="Body Text 2 Char" style:family="text" style:parent-style-name="Default_20_Paragraph_20_Font">
      <style:text-properties style:font-name="Arial1" fo:font-size="9pt" fo:language="en" fo:country="GB" style:font-size-asian="9pt"/>
    </style:style>
    <style:style style:name="HTML_20_Preformatted_20_Char" style:display-name="HTML Preformatted Char" style:family="text" style:parent-style-name="Default_20_Paragraph_20_Font">
      <style:text-properties style:font-name="Verdana" style:font-name-asian="Courier New1" style:font-name-complex="Courier New1"/>
    </style:style>
    <style:style style:name="Body_20_Text_20_Indent_20_Char" style:display-name="Body Text Indent Char" style:family="text" style:parent-style-name="Default_20_Paragraph_20_Font">
      <style:text-properties style:font-name="Arial1" fo:font-size="9pt" fo:language="en" fo:country="GB" style:font-size-asian="9pt"/>
    </style:style>
    <style:style style:name="accordiontxt" style:family="text" style:parent-style-name="Default_20_Paragraph_20_Font"/>
    <style:style style:name="apple-converted-space" style:family="text" style:parent-style-name="Default_20_Paragraph_20_Font"/>
    <style:style style:name="ListLabel_20_1" style:display-name="ListLabel 1" style:family="text">
      <style:text-properties fo:color="#808080" fo:font-size="6pt" fo:font-style="normal" fo:font-weight="normal" style:font-size-asian="6pt" style:font-style-asian="normal" style:font-weight-asian="normal" style:font-size-complex="6pt"/>
    </style:style>
    <style:style style:name="ListLabel_20_2" style:display-name="ListLabel 2" style:family="text">
      <style:text-properties style:font-name-complex="Courier New1"/>
    </style:style>
    <style:style style:name="ListLabel_20_3" style:display-name="ListLabel 3" style:family="text">
      <style:text-properties fo:font-size="6pt" style:font-size-asian="6pt"/>
    </style:style>
    <style:style style:name="ListLabel_20_4" style:display-name="ListLabel 4" style:family="text">
      <style:text-properties fo:color="#00000a" fo:font-size="9pt" style:font-size-asian="9pt" style:font-size-complex="9pt"/>
    </style:style>
    <style:style style:name="ListLabel_20_5" style:display-name="ListLabel 5" style:family="text">
      <style:text-properties fo:color="#00000a" fo:font-style="normal" fo:font-weight="normal" style:font-style-asian="normal" style:font-weight-asian="normal"/>
    </style:style>
    <style:style style:name="ListLabel_20_6" style:display-name="ListLabel 6"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fo:font-family="Verdana"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fo:font-family="Verdana"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9374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8126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9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8126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3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8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3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8752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6874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18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6874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874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68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187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874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18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68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9374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5"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6"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589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Page <text:page-number text:select-page="current">8</text:page-number> of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V Template</dc:title>
    <meta:initial-creator>Ambedkar</meta:initial-creator>
    <dc:creator>SYSTEM01</dc:creator>
    <meta:editing-cycles>11</meta:editing-cycles>
    <meta:print-date>2010-08-20T22:39:00</meta:print-date>
    <meta:creation-date>2015-12-21T10:35:00</meta:creation-date>
    <dc:date>2016-01-20T12:32:00</dc:date>
    <meta:editing-duration>PT54S</meta:editing-duration>
    <meta:generator>OpenOffice/4.1.1$Win32 OpenOffice.org_project/411m6$Build-9775</meta:generator>
    <meta:document-statistic meta:table-count="2" meta:image-count="0" meta:object-count="0" meta:page-count="8" meta:paragraph-count="197" meta:word-count="2741" meta:character-count="18781"/>
    <meta:user-defined meta:name="AppVersion">12.0000</meta:user-defined>
    <meta:user-defined meta:name="Company">T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